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9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4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5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5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5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38a55" fo:background-color="transparent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9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7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0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0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1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2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0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2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3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6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3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7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3ea26c"/>
    </style:style>
    <style:style style:name="T8" style:family="text">
      <style:text-properties officeooo:rsid="002e49a9"/>
    </style:style>
    <style:style style:name="T9" style:family="text">
      <style:text-properties officeooo:rsid="00100217"/>
    </style:style>
    <style:style style:name="T10" style:family="text">
      <style:text-properties officeooo:rsid="0008d6e8"/>
    </style:style>
    <style:style style:name="T11" style:family="text">
      <style:text-properties officeooo:rsid="0036d582"/>
    </style:style>
    <style:style style:name="T12" style:family="text">
      <style:text-properties officeooo:rsid="000ace58"/>
    </style:style>
    <style:style style:name="T13" style:family="text">
      <style:text-properties officeooo:rsid="000cbe71"/>
    </style:style>
    <style:style style:name="T14" style:family="text">
      <style:text-properties officeooo:rsid="000eb539"/>
    </style:style>
    <style:style style:name="T15" style:family="text">
      <style:text-properties officeooo:rsid="0011a03f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8" style:family="text">
      <style:text-properties officeooo:rsid="001d3120"/>
    </style:style>
    <style:style style:name="T19" style:family="text">
      <style:text-properties officeooo:rsid="00190017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1" style:family="text">
      <style:text-properties style:font-size-asian="12pt" style:font-size-complex="12pt"/>
    </style:style>
    <style:style style:name="T22" style:family="text">
      <style:text-properties fo:font-family="'Droid Sans Mono', monospace, monospace" fo:font-size="10.5pt"/>
    </style:style>
    <style:style style:name="T23" style:family="text">
      <style:text-properties officeooo:rsid="001c4292"/>
    </style:style>
    <style:style style:name="T24" style:family="text">
      <style:text-properties officeooo:rsid="00397577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0" style:family="text">
      <style:text-properties officeooo:rsid="001ba3a9"/>
    </style:style>
    <style:style style:name="T31" style:family="text">
      <style:text-properties officeooo:rsid="001e4947"/>
    </style:style>
    <style:style style:name="T32" style:family="text">
      <style:text-properties officeooo:rsid="00204f74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6" style:family="text">
      <style:text-properties fo:font-family="'Droid Sans Mono', monospace, monospace" fo:font-size="10.5pt" officeooo:rsid="00238a55"/>
    </style:style>
    <style:style style:name="T37" style:family="text">
      <style:text-properties officeooo:rsid="0039d5f2"/>
    </style:style>
    <style:style style:name="T38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39" style:family="text">
      <style:text-properties officeooo:rsid="0026ee28"/>
    </style:style>
    <style:style style:name="T40" style:family="text">
      <style:text-properties officeooo:rsid="00284576"/>
    </style:style>
    <style:style style:name="T41" style:family="text">
      <style:text-properties officeooo:rsid="00293f99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4" style:family="text">
      <style:text-properties fo:color="#000000" loext:opacity="100%" officeooo:rsid="00293f99"/>
    </style:style>
    <style:style style:name="T45" style:family="text">
      <style:text-properties officeooo:rsid="003fe166"/>
    </style:style>
    <style:style style:name="T46" style:family="text">
      <style:text-properties officeooo:rsid="002af585"/>
    </style:style>
    <style:style style:name="T47" style:family="text">
      <style:text-properties fo:color="#000000" loext:opacity="100%" officeooo:rsid="002af585"/>
    </style:style>
    <style:style style:name="T48" style:family="text">
      <style:text-properties fo:color="#000000" loext:opacity="100%" officeooo:rsid="003fe166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istente <text:span text:style-name="T7">en la base de datos</text:span></text:p>
            <text:p text:style-name="P1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9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10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10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8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9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1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10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2">con los datos</text:span></text:p>
              </text:list-item>
              <text:list-item>
                <text:p text:style-name="P30"><text:span text:style-name="T12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10">modificar </text:span><text:span text:style-name="T12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3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9">muestra lista de </text:span>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1">apartado prestatario</text:p>
              </text:list-item>
              <text:list-item>
                <text:p text:style-name="P41">presionar <text:span text:style-name="T5">listar</text:span> prestatario <text:span text:style-name="T13">por id</text:span></text:p>
              </text:list-item>
              <text:list-item>
                <text:p text:style-name="P42">mostrar formulario</text:p>
              </text:list-item>
              <text:list-item>
                <text:p text:style-name="P42">ingresar id</text:p>
              </text:list-item>
              <text:list-item>
                <text:p text:style-name="P43">confirmar formulario</text:p>
              </text:list-item>
              <text:list-item>
                <text:p text:style-name="P44">validar datos</text:p>
                <text:list>
                  <text:list-item>
                    <text:p text:style-name="P44">datos invalidos</text:p>
                  </text:list-item>
                  <text:list-item>
                    <text:p text:style-name="P44">informar error</text:p>
                  </text:list-item>
                  <text:list-item>
                    <text:p text:style-name="P44">volver al formulario</text:p>
                  </text:list-item>
                </text:list>
              </text:list-item>
              <text:list-item>
                <text:p text:style-name="P42">recuperar listado de prestatario que coincida</text:p>
                <text:list>
                  <text:list-item>
                    <text:p text:style-name="P45">li<text:span text:style-name="T2">s</text:span>ta vacia</text:p>
                  </text:list-item>
                  <text:list-item>
                    <text:p text:style-name="P45">informar lista vacia</text:p>
                  </text:list-item>
                </text:list>
              </text:list-item>
              <text:list-item>
                <text:p text:style-name="P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6">Información para los pasos:</text:p>
            <text:p text:style-name="P47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0">Sistema: sistema de prestamos</text:p>
          </table:table-cell>
          <table:table-cell table:style-name="Table5.A1" table:number-columns-spanned="4" office:value-type="string">
            <text:p text:style-name="P5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1"/>
          </table:table-cell>
        </table:table-row>
        <table:table-row>
          <table:table-cell table:style-name="Table5.A1" table:number-columns-spanned="3" office:value-type="string">
            <text:p text:style-name="P50">Nombre caso de uso: <text:span text:style-name="T13">listar prestatario por </text:span><text:span text:style-name="T14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0">Actor: usuario</text:p>
          </table:table-cell>
          <table:covered-table-cell/>
          <table:table-cell table:style-name="Table5.A1" table:number-columns-spanned="4" office:value-type="string">
            <text:p text:style-name="P5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Descripción:</text:p>
            <text:p text:style-name="P50"><text:span text:style-name="T13">listar prestatario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re-condiciones:</text:p>
            <text:p text:style-name="P5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ost-condiciones: </text:p>
            <text:p text:style-name="P5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0">Pasos realizados  (ruta principal):</text:p>
            <text:list text:style-name="L5">
              <text:list-item>
                <text:p text:style-name="P52">apartado prestatario</text:p>
              </text:list-item>
              <text:list-item>
                <text:p text:style-name="P52">presionar <text:span text:style-name="T5">listar</text:span> prestatario <text:span text:style-name="T13">por </text:span><text:span text:style-name="T15">dni</text:span></text:p>
              </text:list-item>
              <text:list-item>
                <text:p text:style-name="P53">mostrar formulario</text:p>
              </text:list-item>
              <text:list-item>
                <text:p text:style-name="P53">ingresar <text:span text:style-name="T14">dni</text:span></text:p>
              </text:list-item>
              <text:list-item>
                <text:p text:style-name="P54">confirmar formulario</text:p>
              </text:list-item>
              <text:list-item>
                <text:p text:style-name="P55">validar datos</text:p>
                <text:list>
                  <text:list-item>
                    <text:p text:style-name="P55">datos invalidos</text:p>
                  </text:list-item>
                  <text:list-item>
                    <text:p text:style-name="P55">informar error</text:p>
                  </text:list-item>
                  <text:list-item>
                    <text:p text:style-name="P55">volver al formulario</text:p>
                  </text:list-item>
                </text:list>
              </text:list-item>
              <text:list-item>
                <text:p text:style-name="P53">recuperar listado de prestatario que coincida</text:p>
                <text:list>
                  <text:list-item>
                    <text:p text:style-name="P55">lista vacia</text:p>
                  </text:list-item>
                  <text:list-item>
                    <text:p text:style-name="P55">informar lista vacia</text:p>
                  </text:list-item>
                </text:list>
              </text:list-item>
              <text:list-item>
                <text:p text:style-name="P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6">Información para los pasos:</text:p>
            <text:p text:style-name="P57"><text:span text:style-name="T4">4. </text:span><text:span text:style-name="T16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0">Sistema: sistema de prestamos</text:p>
          </table:table-cell>
          <table:table-cell table:style-name="Table6.A1" table:number-columns-spanned="4" office:value-type="string">
            <text:p text:style-name="P60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1"/>
          </table:table-cell>
        </table:table-row>
        <table:table-row>
          <table:table-cell table:style-name="Table6.A1" table:number-columns-spanned="3" office:value-type="string">
            <text:p text:style-name="P60">Nombre caso de uso: <text:span text:style-name="T13">listar prestatario por </text:span><text:span text:style-name="T9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0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0">Actor: usuario</text:p>
          </table:table-cell>
          <table:covered-table-cell/>
          <table:table-cell table:style-name="Table6.A1" table:number-columns-spanned="4" office:value-type="string">
            <text:p text:style-name="P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Descripción:</text:p>
            <text:p text:style-name="P60"><text:span text:style-name="T13">listar prestatario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re-condiciones:</text:p>
            <text:p text:style-name="P6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ost-condiciones: </text:p>
            <text:p text:style-name="P6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0">Pasos realizados  (ruta principal):</text:p>
            <text:list text:style-name="L6">
              <text:list-item>
                <text:p text:style-name="P62">apartado prestatario</text:p>
              </text:list-item>
              <text:list-item>
                <text:p text:style-name="P62">presionar <text:span text:style-name="T5">listar</text:span> prestatario <text:span text:style-name="T13">por </text:span><text:span text:style-name="T15">nombre y apellido</text:span></text:p>
              </text:list-item>
              <text:list-item>
                <text:p text:style-name="P63">mostrar formulario</text:p>
              </text:list-item>
              <text:list-item>
                <text:p text:style-name="P63">ingresar <text:span text:style-name="T9">nombre y apellido</text:span></text:p>
              </text:list-item>
              <text:list-item>
                <text:p text:style-name="P64">confirmar formulario</text:p>
              </text:list-item>
              <text:list-item>
                <text:p text:style-name="P65">validar datos</text:p>
                <text:list>
                  <text:list-item>
                    <text:p text:style-name="P65">datos invalidos</text:p>
                  </text:list-item>
                  <text:list-item>
                    <text:p text:style-name="P65">informar error</text:p>
                  </text:list-item>
                  <text:list-item>
                    <text:p text:style-name="P65">volver al formulario</text:p>
                  </text:list-item>
                </text:list>
              </text:list-item>
              <text:list-item>
                <text:p text:style-name="P63">recuperar listado de prestatario que coincida</text:p>
                <text:list>
                  <text:list-item>
                    <text:p text:style-name="P65">lista vacia</text:p>
                  </text:list-item>
                  <text:list-item>
                    <text:p text:style-name="P65">informar lista vacia</text:p>
                  </text:list-item>
                </text:list>
              </text:list-item>
              <text:list-item>
                <text:p text:style-name="P6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6">Información para los pasos:</text:p>
            <text:p text:style-name="P67"><text:span text:style-name="T4">4. </text:span><text:span text:style-name="T17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0">Sistema: sistema de prestamos</text:p>
          </table:table-cell>
          <table:table-cell table:style-name="Table7.A1" table:number-columns-spanned="4" office:value-type="string">
            <text:p text:style-name="P70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1"/>
          </table:table-cell>
        </table:table-row>
        <table:table-row>
          <table:table-cell table:style-name="Table7.A1" table:number-columns-spanned="3" office:value-type="string">
            <text:p text:style-name="P70">Nombre caso de uso: <text:span text:style-name="T13">listar prestatario por </text:span><text:span text:style-name="T15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0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0">Actor: usuario</text:p>
          </table:table-cell>
          <table:covered-table-cell/>
          <table:table-cell table:style-name="Table7.A1" table:number-columns-spanned="4" office:value-type="string">
            <text:p text:style-name="P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Descripción:</text:p>
            <text:p text:style-name="P70"><text:span text:style-name="T13">listar prestatario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re-condiciones:</text:p>
            <text:p text:style-name="P70">estar logueado como usuario</text:p>
            <text:p text:style-name="P72">préstamo existente en la base de datos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ost-condiciones: </text:p>
            <text:p text:style-name="P7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3">Pasos realizados  (ruta principal):</text:p>
              </text:list-header>
              <text:list-item>
                <text:p text:style-name="P74">apartado prestatario</text:p>
              </text:list-item>
              <text:list-item>
                <text:p text:style-name="P74">presionar <text:span text:style-name="T5">listar</text:span> prestatario <text:span text:style-name="T13">por </text:span><text:span text:style-name="T15">préstamo</text:span></text:p>
              </text:list-item>
              <text:list-item>
                <text:p text:style-name="P75">recuperar prestamos</text:p>
                <text:list>
                  <text:list-item>
                    <text:p text:style-name="P76">lista vacia</text:p>
                  </text:list-item>
                  <text:list-item>
                    <text:p text:style-name="P76">informar lista vacia</text:p>
                  </text:list-item>
                </text:list>
              </text:list-item>
              <text:list-item>
                <text:p text:style-name="P77">mostrar <text:span text:style-name="T15">listado de prestamos</text:span></text:p>
              </text:list-item>
              <text:list-item>
                <text:p text:style-name="P78">seleccionar un préstamo</text:p>
              </text:list-item>
              <text:list-item>
                <text:p text:style-name="P79">confirmar <text:span text:style-name="T15">selección</text:span></text:p>
              </text:list-item>
              <text:list-item>
                <text:p text:style-name="P77">recuperar listado de prestatario que coincida</text:p>
                <text:list>
                  <text:list-item>
                    <text:p text:style-name="P80">lista vacia</text:p>
                  </text:list-item>
                  <text:list-item>
                    <text:p text:style-name="P80">informar lista vacia</text:p>
                  </text:list-item>
                </text:list>
              </text:list-item>
              <text:list-item>
                <text:p text:style-name="P7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1">Información para los pasos:</text:p>
            <text:p text:style-name="P82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>Garante</text:p>
      <text:p text:style-name="P8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6">Sistema: sistema de prestamos</text:p>
          </table:table-cell>
          <table:table-cell table:style-name="Table8.A1" table:number-columns-spanned="4" office:value-type="string">
            <text:p text:style-name="P86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7"/>
          </table:table-cell>
        </table:table-row>
        <table:table-row>
          <table:table-cell table:style-name="Table8.A1" table:number-columns-spanned="3" office:value-type="string">
            <text:p text:style-name="P86">Nombre caso de uso: alta <text:span text:style-name="T19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6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6">Actor: usuario</text:p>
          </table:table-cell>
          <table:covered-table-cell/>
          <table:table-cell table:style-name="Table8.A1" table:number-columns-spanned="4" office:value-type="string">
            <text:p text:style-name="P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Descripción:</text:p>
            <text:p text:style-name="P86">alta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re-condiciones:</text:p>
            <text:p text:style-name="P8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ost-condiciones: </text:p>
            <text:p text:style-name="P86">se da de alta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6">Pasos realizados  (ruta principal):</text:p>
            <text:list text:style-name="L8">
              <text:list-item>
                <text:p text:style-name="P88">apartado <text:span text:style-name="T19">garante</text:span></text:p>
              </text:list-item>
              <text:list-item>
                <text:p text:style-name="P88">presionar alta <text:span text:style-name="T19">garante</text:span></text:p>
              </text:list-item>
              <text:list-item>
                <text:p text:style-name="P88">sistema muestra el formulario</text:p>
              </text:list-item>
              <text:list-item>
                <text:p text:style-name="P88">completar formulario</text:p>
              </text:list-item>
              <text:list-item>
                <text:p text:style-name="P88">confirmar formulario</text:p>
              </text:list-item>
              <text:list-item>
                <text:p text:style-name="P89">validar datos</text:p>
                <text:list>
                  <text:list-item>
                    <text:p text:style-name="P89">datos invalidos</text:p>
                  </text:list-item>
                  <text:list-item>
                    <text:p text:style-name="P89">informar error</text:p>
                  </text:list-item>
                  <text:list-item>
                    <text:p text:style-name="P89">volver al formulario</text:p>
                  </text:list-item>
                </text:list>
              </text:list-item>
              <text:list-item>
                <text:p text:style-name="P90">alta <text:span text:style-name="T19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1">Información para los pasos:</text:p>
            <text:p text:style-name="P92"><text:span text:style-name="T20">4.</text:span><text:span text:style-name="T21">nombre</text:span><text:span text:style-name="T20">, </text:span><text:span text:style-name="T21">apellido</text:span><text:span text:style-name="T20">, </text:span><text:span text:style-name="T21">dni</text:span><text:span text:style-name="T20">, </text:span><text:span text:style-name="T21">direccion</text:span><text:span text:style-name="T20">, </text:span><text:span text:style-name="T21">telefono</text:span><text:span text:style-name="T20">, </text:span><text:span text:style-name="T21">email</text:span><text:span text:style-name="T20">, fecha_alta, </text:span><text:span text:style-name="T22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ext:p text:style-name="P94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5">Sistema: sistema de prestamos</text:p>
          </table:table-cell>
          <table:table-cell table:style-name="Table10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6"/>
          </table:table-cell>
        </table:table-row>
        <table:table-row>
          <table:table-cell table:style-name="Table10.A1" table:number-columns-spanned="3" office:value-type="string">
            <text:p text:style-name="P95">Nombre caso de uso: <text:span text:style-name="T5">baja</text:span> <text:span text:style-name="T23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5">Actor: usuario</text:p>
          </table:table-cell>
          <table:covered-table-cell/>
          <table:table-cell table:style-name="Table10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Descripción:</text:p>
            <text:p text:style-name="P95"><text:span text:style-name="T6">baja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re-condiciones:</text:p>
            <text:p text:style-name="P95">estar logueado como usuario</text:p>
            <text:p text:style-name="P24"><text:span text:style-name="T23">garante</text:span> existente <text:span text:style-name="T7">en la base de datos</text:span></text:p>
            <text:p text:style-name="P2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ost-condiciones: </text:p>
            <text:p text:style-name="P95">se da de <text:span text:style-name="T9">baj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5">Pasos realizados  (ruta principal):</text:p>
            <text:list text:style-name="L9">
              <text:list-item>
                <text:p text:style-name="P97">apartado <text:span text:style-name="T23">garante</text:span></text:p>
              </text:list-item>
              <text:list-item>
                <text:p text:style-name="P97">presionar <text:span text:style-name="T5">listar</text:span> <text:span text:style-name="T23">garante</text:span></text:p>
              </text:list-item>
              <text:list-item>
                <text:p text:style-name="P98">recuperar garantes</text:p>
                <text:list>
                  <text:list-item>
                    <text:p text:style-name="P99">lista vacia</text:p>
                  </text:list-item>
                  <text:list-item>
                    <text:p text:style-name="P99">informar lista vacia</text:p>
                  </text:list-item>
                </text:list>
              </text:list-item>
              <text:list-item>
                <text:p text:style-name="P97">muestra<text:span text:style-name="T24">r</text:span> <text:span text:style-name="T5">listado de </text:span><text:span text:style-name="T23">garante</text:span><text:span text:style-name="T5">s</text:span></text:p>
              </text:list-item>
              <text:list-item>
                <text:p text:style-name="P100">presionar botón baja de un <text:span text:style-name="T23">garante</text:span></text:p>
              </text:list-item>
              <text:list-item>
                <text:p text:style-name="P101">validar que no haya prestamos asociados</text:p>
                <text:list>
                  <text:list-item>
                    <text:p text:style-name="P101">existen prestamos asociados</text:p>
                  </text:list-item>
                  <text:list-item>
                    <text:p text:style-name="P101">informar error</text:p>
                  </text:list-item>
                </text:list>
              </text:list-item>
              <text:list-item>
                <text:p text:style-name="P97"><text:span text:style-name="T5">baja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2">Información para los pasos:</text:p>
            <text:p text:style-name="P103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5">Sistema: sistema de prestamos</text:p>
          </table:table-cell>
          <table:table-cell table:style-name="Table11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6"/>
          </table:table-cell>
        </table:table-row>
        <table:table-row>
          <table:table-cell table:style-name="Table11.A1" table:number-columns-spanned="3" office:value-type="string">
            <text:p text:style-name="P95">Nombre caso de uso: <text:span text:style-name="T10">modificación </text:span><text:span text:style-name="T23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5">Actor: usuario</text:p>
          </table:table-cell>
          <table:covered-table-cell/>
          <table:table-cell table:style-name="Table11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Descripción:</text:p>
            <text:p text:style-name="P95"><text:span text:style-name="T10">modificacion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re-condiciones:</text:p>
            <text:p text:style-name="P95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ost-condiciones: </text:p>
            <text:p text:style-name="P95">se <text:span text:style-name="T9">modific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5">Pasos realizados  (ruta principal):</text:p>
            <text:list text:style-name="L10">
              <text:list-item>
                <text:p text:style-name="P106">apartado <text:span text:style-name="T23">garante</text:span></text:p>
              </text:list-item>
              <text:list-item>
                <text:p text:style-name="P106">presionar <text:span text:style-name="T5">listar</text:span> <text:span text:style-name="T23">garante</text:span></text:p>
              </text:list-item>
              <text:list-item>
                <text:p text:style-name="P107">recuperar garantes</text:p>
                <text:list>
                  <text:list-item>
                    <text:p text:style-name="P108">lista vacia</text:p>
                  </text:list-item>
                  <text:list-item>
                    <text:p text:style-name="P108">informar lista vacia</text:p>
                  </text:list-item>
                </text:list>
              </text:list-item>
              <text:list-item>
                <text:p text:style-name="P109"><text:span text:style-name="T25">muestra</text:span><text:span text:style-name="T26">r</text:span><text:span text:style-name="T25"> </text:span><text:span text:style-name="T27">listado de </text:span><text:span text:style-name="T28">garante</text:span><text:span text:style-name="T27">s</text:span></text:p>
              </text:list-item>
              <text:list-item>
                <text:p text:style-name="P110">presionar botón <text:span text:style-name="T10">modificar</text:span> de un <text:span text:style-name="T23">garante</text:span></text:p>
              </text:list-item>
              <text:list-item>
                <text:p text:style-name="P111">recuperar datos del <text:span text:style-name="T23">garante</text:span></text:p>
              </text:list-item>
              <text:list-item>
                <text:p text:style-name="P112">mostrar formulario de modificación <text:span text:style-name="T12">con los datos</text:span></text:p>
              </text:list-item>
              <text:list-item>
                <text:p text:style-name="P112"><text:span text:style-name="T12">modificar</text:span> formulario</text:p>
              </text:list-item>
              <text:list-item>
                <text:p text:style-name="P112">confirmar formulario</text:p>
              </text:list-item>
              <text:list-item>
                <text:p text:style-name="P113">validar datos</text:p>
                <text:list>
                  <text:list-item>
                    <text:p text:style-name="P113">datos invalidos</text:p>
                  </text:list-item>
                  <text:list-item>
                    <text:p text:style-name="P113">informar error</text:p>
                  </text:list-item>
                </text:list>
              </text:list-item>
              <text:list-item>
                <text:p text:style-name="P106"><text:span text:style-name="T10">modificar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2">Información para los pasos:</text:p>
            <text:p text:style-name="P114"><text:span text:style-name="T4">8.nombre, apellido, dni, direccion, telefono, email, fecha_alta, </text:span><text:span text:style-name="T29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line-break/></text:p>
      <text:p text:style-name="P115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6">Sistema: sistema de prestamos</text:p>
          </table:table-cell>
          <table:table-cell table:style-name="Table9.A1" table:number-columns-spanned="4" office:value-type="string">
            <text:p text:style-name="P116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7"/>
          </table:table-cell>
        </table:table-row>
        <table:table-row>
          <table:table-cell table:style-name="Table9.A1" table:number-columns-spanned="3" office:value-type="string">
            <text:p text:style-name="P116">Nombre caso de uso: 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6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6">Actor: usuario</text:p>
          </table:table-cell>
          <table:covered-table-cell/>
          <table:table-cell table:style-name="Table9.A1" table:number-columns-spanned="4" office:value-type="string">
            <text:p text:style-name="P1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Descripción:</text:p>
            <text:p text:style-name="P116">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re-condiciones:</text:p>
            <text:p text:style-name="P11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ost-condiciones: </text:p>
            <text:p text:style-name="P116">se <text:span text:style-name="T9">muestra lista de </text:span><text:span text:style-name="T30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6">Pasos realizados  (ruta principal):</text:p>
            <text:list text:style-name="L11">
              <text:list-item>
                <text:p text:style-name="P118">apartado <text:span text:style-name="T30">garante</text:span></text:p>
              </text:list-item>
              <text:list-item>
                <text:p text:style-name="P118">presionar <text:span text:style-name="T5">listar</text:span> <text:span text:style-name="T30">garante</text:span> <text:span text:style-name="T13">por id</text:span></text:p>
              </text:list-item>
              <text:list-item>
                <text:p text:style-name="P119">mostrar formulario</text:p>
              </text:list-item>
              <text:list-item>
                <text:p text:style-name="P119">ingresar id</text:p>
              </text:list-item>
              <text:list-item>
                <text:p text:style-name="P120">confirmar formulario</text:p>
              </text:list-item>
              <text:list-item>
                <text:p text:style-name="P121">validar datos</text:p>
                <text:list>
                  <text:list-item>
                    <text:p text:style-name="P121">datos invalidos</text:p>
                  </text:list-item>
                  <text:list-item>
                    <text:p text:style-name="P121">informar error</text:p>
                  </text:list-item>
                </text:list>
              </text:list-item>
              <text:list-item>
                <text:p text:style-name="P119">recuperar listado de <text:span text:style-name="T30">garante</text:span> que coincida</text:p>
                <text:list>
                  <text:list-item>
                    <text:p text:style-name="P121">lista vacia</text:p>
                  </text:list-item>
                  <text:list-item>
                    <text:p text:style-name="P121">informar lista vacia</text:p>
                  </text:list-item>
                </text:list>
              </text:list-item>
              <text:list-item>
                <text:p text:style-name="P1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2">Información para los pasos:</text:p>
            <text:p text:style-name="P123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4"/>
      <text:p text:style-name="P125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6">Sistema: sistema de prestamos</text:p>
          </table:table-cell>
          <table:table-cell table:style-name="Table12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7"/>
          </table:table-cell>
        </table:table-row>
        <table:table-row>
          <table:table-cell table:style-name="Table12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6">Actor: usuario</text:p>
          </table:table-cell>
          <table:covered-table-cell/>
          <table:table-cell table:style-name="Table12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6">Pasos realizados  (ruta principal):</text:p>
            <text:list text:style-name="L12">
              <text:list-item>
                <text:p text:style-name="P128">apartado <text:s/><text:span text:style-name="T31">garante</text:span></text:p>
              </text:list-item>
              <text:list-item>
                <text:p text:style-name="P128">presionar <text:span text:style-name="T5">listar</text:span> <text:span text:style-name="T31">garante</text:span> <text:span text:style-name="T13">por </text:span><text:span text:style-name="T15">dni</text:span></text:p>
              </text:list-item>
              <text:list-item>
                <text:p text:style-name="P129">mostrar formulario</text:p>
              </text:list-item>
              <text:list-item>
                <text:p text:style-name="P129">ingresar <text:span text:style-name="T14">dni</text:span></text:p>
              </text:list-item>
              <text:list-item>
                <text:p text:style-name="P130">confirmar formulario</text:p>
              </text:list-item>
              <text:list-item>
                <text:p text:style-name="P131">validar datos</text:p>
                <text:list>
                  <text:list-item>
                    <text:p text:style-name="P131">datos invalidos</text:p>
                  </text:list-item>
                  <text:list-item>
                    <text:p text:style-name="P131">informar error</text:p>
                  </text:list-item>
                  <text:list-item>
                    <text:p text:style-name="P131">volver al formulario</text:p>
                  </text:list-item>
                </text:list>
              </text:list-item>
              <text:list-item>
                <text:p text:style-name="P129">recuperar listado de <text:span text:style-name="T31">garante</text:span> que coincida</text:p>
                <text:list>
                  <text:list-item>
                    <text:p text:style-name="P132">lista vacia</text:p>
                  </text:list-item>
                  <text:list-item>
                    <text:p text:style-name="P132">informar lista vacia</text:p>
                  </text:list-item>
                </text:list>
              </text:list-item>
              <text:list-item>
                <text:p text:style-name="P1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3">Información para los pasos:</text:p>
            <text:p text:style-name="P134"><text:span text:style-name="T4">4. </text:span><text:span text:style-name="T16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6">Sistema: sistema de prestamos</text:p>
          </table:table-cell>
          <table:table-cell table:style-name="Table13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7"/>
          </table:table-cell>
        </table:table-row>
        <table:table-row>
          <table:table-cell table:style-name="Table13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6">Actor: usuario</text:p>
          </table:table-cell>
          <table:covered-table-cell/>
          <table:table-cell table:style-name="Table13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6">Pasos realizados  (ruta principal):</text:p>
            <text:list text:style-name="L13">
              <text:list-item>
                <text:p text:style-name="P136">apartado <text:s/><text:span text:style-name="T31">garante</text:span></text:p>
              </text:list-item>
              <text:list-item>
                <text:p text:style-name="P136">presionar <text:span text:style-name="T5">listar</text:span> <text:span text:style-name="T31">garante</text:span> <text:span text:style-name="T13">por </text:span><text:span text:style-name="T15">nombre y apellido</text:span></text:p>
              </text:list-item>
              <text:list-item>
                <text:p text:style-name="P137">mostrar formulario</text:p>
              </text:list-item>
              <text:list-item>
                <text:p text:style-name="P137">ingresar <text:span text:style-name="T9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1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3">Información para los pasos:</text:p>
            <text:p text:style-name="P134"><text:span text:style-name="T4">4. </text:span><text:span text:style-name="T17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6">Sistema: sistema de prestamos</text:p>
          </table:table-cell>
          <table:table-cell table:style-name="Table14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5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6">Actor: usuario</text:p>
          </table:table-cell>
          <table:covered-table-cell/>
          <table:table-cell table:style-name="Table14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re-condiciones:</text:p>
            <text:p text:style-name="P126">estar logueado como usuario</text:p>
            <text:p text:style-name="P72">préstamo existente en la base de datos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6">Pasos realizados  (ruta principal):</text:p>
            <text:list text:style-name="L14">
              <text:list-item>
                <text:p text:style-name="P140">apartado <text:s/><text:span text:style-name="T31">garante</text:span></text:p>
              </text:list-item>
              <text:list-item>
                <text:p text:style-name="P140">presionar <text:span text:style-name="T5">listar</text:span> <text:span text:style-name="T31">garante</text:span> <text:span text:style-name="T13">por </text:span><text:span text:style-name="T15">préstamo</text:span></text:p>
              </text:list-item>
              <text:list-item>
                <text:p text:style-name="P141">recuperar listado de prestamos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<text:span text:style-name="T15">listado de prestamos</text:span></text:p>
              </text:list-item>
              <text:list-item>
                <text:p text:style-name="P141">seleccionar un préstamo</text:p>
              </text:list-item>
              <text:list-item>
                <text:p text:style-name="P144">confirmar <text:span text:style-name="T15">selección</text:span></text:p>
              </text:list-item>
              <text:list-item>
                <text:p text:style-name="P143">recuperar listado de <text:span text:style-name="T31">garante</text:span> que coincida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3">Información para los pasos:</text:p>
            <text:p text:style-name="P134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45">Préstamo</text:p>
      <text:p text:style-name="P14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7">Sistema: sistema de prestamos</text:p>
          </table:table-cell>
          <table:table-cell table:style-name="Table15.A1" table:number-columns-spanned="4" office:value-type="string">
            <text:p text:style-name="P14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8"/>
          </table:table-cell>
        </table:table-row>
        <table:table-row>
          <table:table-cell table:style-name="Table15.A1" table:number-columns-spanned="3" office:value-type="string">
            <text:p text:style-name="P147">Nombre caso de uso: alta <text:span text:style-name="T32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7">Actor: usuario</text:p>
          </table:table-cell>
          <table:covered-table-cell/>
          <table:table-cell table:style-name="Table15.A1" table:number-columns-spanned="4" office:value-type="string">
            <text:p text:style-name="P14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Descripción:</text:p>
            <text:p text:style-name="P147">alta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re-condiciones:</text:p>
            <text:p text:style-name="P147">estar logueado como usuario</text:p>
            <text:p text:style-name="P72">prestatario existente en la base de datos</text:p>
            <text:p text:style-name="P7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ost-condiciones: </text:p>
            <text:p text:style-name="P147">se da de alta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7">Pasos realizados  (ruta principal):</text:p>
            <text:list text:style-name="L15">
              <text:list-item>
                <text:p text:style-name="P149">apartado <text:span text:style-name="T32">préstamo</text:span></text:p>
              </text:list-item>
              <text:list-item>
                <text:p text:style-name="P149">presionar alta <text:span text:style-name="T32">préstamo</text:span></text:p>
              </text:list-item>
              <text:list-item>
                <text:p text:style-name="P150"><text:span text:style-name="T33">recuperar listado de </text:span><text:span text:style-name="T34">prestatario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2">recuperar listado de <text:span text:style-name="T32">garante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3">sistema muestra el formulario</text:p>
              </text:list-item>
              <text:list-item>
                <text:p text:style-name="P154">seleccionar un prestatario de la lista</text:p>
              </text:list-item>
              <text:list-item>
                <text:p text:style-name="P154">seleccionar un garante de la lista</text:p>
              </text:list-item>
              <text:list-item>
                <text:p text:style-name="P149">completar formulario</text:p>
              </text:list-item>
              <text:list-item>
                <text:p text:style-name="P149">confirmar formulario</text:p>
              </text:list-item>
              <text:list-item>
                <text:p text:style-name="P155">validar datos</text:p>
                <text:list>
                  <text:list-item>
                    <text:p text:style-name="P155">datos invalidos</text:p>
                  </text:list-item>
                  <text:list-item>
                    <text:p text:style-name="P155">informar error</text:p>
                  </text:list-item>
                  <text:list-item>
                    <text:p text:style-name="P155">volver al formulario</text:p>
                  </text:list-item>
                </text:list>
              </text:list-item>
              <text:list-item>
                <text:p text:style-name="P149">alta <text:span text:style-name="T32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6">Información para los pasos:</text:p>
            <text:p text:style-name="P157"><text:span text:style-name="T35">10. </text:span><text:span text:style-name="T22">monto, moned</text:span><text:span text:style-name="T36">a, </text:span><text:span text:style-name="T22">tasa_interes_mensual, cuotas_totales, cuotas_restantes, monto_cuota, saldo_restante, </text:span><text:span text:style-name="T36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8"/>
      <text:p text:style-name="P15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0">Sistema: sistema de prestamos</text:p>
          </table:table-cell>
          <table:table-cell table:style-name="Table16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1"/>
          </table:table-cell>
        </table:table-row>
        <table:table-row>
          <table:table-cell table:style-name="Table16.A1" table:number-columns-spanned="3" office:value-type="string">
            <text:p text:style-name="P160">Nombre caso de uso: <text:span text:style-name="T5">baja</text:span> <text:span text:style-name="T32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0">Actor: usuario</text:p>
          </table:table-cell>
          <table:covered-table-cell/>
          <table:table-cell table:style-name="Table16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Descripción:</text:p>
            <text:p text:style-name="P160"><text:span text:style-name="T6">baja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ost-condiciones: </text:p>
            <text:p text:style-name="P160">se da de <text:span text:style-name="T9">baj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0">Pasos realizados  (ruta principal):</text:p>
            <text:list text:style-name="L16">
              <text:list-item>
                <text:p text:style-name="P162">apartado <text:span text:style-name="T32">préstamo</text:span></text:p>
              </text:list-item>
              <text:list-item>
                <text:p text:style-name="P162">presionar <text:span text:style-name="T5">listar</text:span> <text:span text:style-name="T32">préstamo</text:span></text:p>
              </text:list-item>
              <text:list-item>
                <text:p text:style-name="P163">recuperar lista de prestamos</text:p>
                <text:list>
                  <text:list-item>
                    <text:p text:style-name="P163">lista vacia</text:p>
                  </text:list-item>
                  <text:list-item>
                    <text:p text:style-name="P163">informar lista vacia</text:p>
                  </text:list-item>
                </text:list>
              </text:list-item>
              <text:list-item>
                <text:p text:style-name="P162">muestra<text:span text:style-name="T37">r</text:span> <text:span text:style-name="T5">listado de </text:span><text:span text:style-name="T32">préstamo</text:span><text:span text:style-name="T5">s</text:span></text:p>
              </text:list-item>
              <text:list-item>
                <text:p text:style-name="P164">presionar botón baja de un <text:span text:style-name="T32">préstamo</text:span></text:p>
              </text:list-item>
              <text:list-item>
                <text:p text:style-name="P165">comprobar saldo restante = 0</text:p>
                <text:list>
                  <text:list-item>
                    <text:p text:style-name="P165">saldo restante &gt; 0</text:p>
                  </text:list-item>
                  <text:list-item>
                    <text:p text:style-name="P165">informar error</text:p>
                  </text:list-item>
                </text:list>
              </text:list-item>
              <text:list-item>
                <text:p text:style-name="P162"><text:span text:style-name="T5">baja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6">Información para los pasos:</text:p>
            <text:p text:style-name="P167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8"/>
      <text:p text:style-name="P169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0">Sistema: sistema de prestamos</text:p>
          </table:table-cell>
          <table:table-cell table:style-name="Table17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1"/>
          </table:table-cell>
        </table:table-row>
        <table:table-row>
          <table:table-cell table:style-name="Table17.A1" table:number-columns-spanned="3" office:value-type="string">
            <text:p text:style-name="P160">Nombre caso de uso: <text:span text:style-name="T10">modificación </text:span><text:span text:style-name="T32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0">Actor: usuario</text:p>
          </table:table-cell>
          <table:covered-table-cell/>
          <table:table-cell table:style-name="Table17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Descripción:</text:p>
            <text:p text:style-name="P160"><text:span text:style-name="T10">modificación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ost-condiciones: </text:p>
            <text:p text:style-name="P160">se <text:span text:style-name="T9">modific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0">Pasos realizados  (ruta principal):</text:p>
            <text:list text:style-name="L17">
              <text:list-item>
                <text:p text:style-name="P170">apartado <text:span text:style-name="T32">préstamo</text:span></text:p>
              </text:list-item>
              <text:list-item>
                <text:p text:style-name="P170">presionar <text:span text:style-name="T5">listar</text:span> <text:span text:style-name="T32">préstamo</text:span></text:p>
              </text:list-item>
              <text:list-item>
                <text:p text:style-name="P171">recuperar lista de prestamos</text:p>
                <text:list>
                  <text:list-item>
                    <text:p text:style-name="P171">lista vacia</text:p>
                  </text:list-item>
                  <text:list-item>
                    <text:p text:style-name="P171">informar lista vacia</text:p>
                  </text:list-item>
                </text:list>
              </text:list-item>
              <text:list-item>
                <text:p text:style-name="P170">sistema muestra <text:span text:style-name="T5">listado de </text:span><text:span text:style-name="T32">préstamo</text:span><text:span text:style-name="T5">s</text:span></text:p>
              </text:list-item>
              <text:list-item>
                <text:p text:style-name="P172">presionar botón <text:span text:style-name="T10">modificar</text:span> de un <text:span text:style-name="T32">préstamo</text:span></text:p>
              </text:list-item>
              <text:list-item>
                <text:p text:style-name="P173">recuperar datos del <text:span text:style-name="T32">préstamo</text:span></text:p>
              </text:list-item>
              <text:list-item>
                <text:p text:style-name="P174">mostrar formulario de modificación <text:span text:style-name="T12">con los datos</text:span></text:p>
              </text:list-item>
              <text:list-item>
                <text:p text:style-name="P174"><text:span text:style-name="T12">modificar</text:span> formulario</text:p>
              </text:list-item>
              <text:list-item>
                <text:p text:style-name="P174">confirmar formulario</text:p>
              </text:list-item>
              <text:list-item>
                <text:p text:style-name="P175">validar datos</text:p>
                <text:list>
                  <text:list-item>
                    <text:p text:style-name="P175">datos invalidos</text:p>
                  </text:list-item>
                  <text:list-item>
                    <text:p text:style-name="P175">informar error</text:p>
                  </text:list-item>
                  <text:list-item>
                    <text:p text:style-name="P175">volver al formulario</text:p>
                  </text:list-item>
                </text:list>
              </text:list-item>
              <text:list-item>
                <text:p text:style-name="P170"><text:span text:style-name="T10">modificar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6">Información para los pasos:</text:p>
            <text:p text:style-name="P176"><text:span text:style-name="T4">8. </text:span><text:span text:style-name="T29">monto, moned</text:span><text:span text:style-name="T38">a, </text:span><text:span text:style-name="T29">tasa_interes_mensual, cuotas_totales, cuotas_restantes, monto_cuota, saldo_restante, </text:span><text:span text:style-name="T38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8"><text:line-break/></text:p>
      <text:p text:style-name="P177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8">Sistema: sistema de prestamos</text:p>
          </table:table-cell>
          <table:table-cell table:style-name="Table18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79"/>
          </table:table-cell>
        </table:table-row>
        <table:table-row>
          <table:table-cell table:style-name="Table18.A1" table:number-columns-spanned="3" office:value-type="string">
            <text:p text:style-name="P178">Nombre caso de uso: <text:span text:style-name="T13">listar </text:span><text:span text:style-name="T39">préstamo</text:span><text:span text:style-name="T13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8">Actor: usuario</text:p>
          </table:table-cell>
          <table:covered-table-cell/>
          <table:table-cell table:style-name="Table18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8">Descripción:</text:p>
            <text:p text:style-name="P178"><text:span text:style-name="T13">listar </text:span><text:span text:style-name="T39">préstamo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8">Pre-condiciones:</text:p>
            <text:p text:style-name="P178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8">Pasos realizados  (ruta principal):</text:p>
            <text:list text:style-name="L18">
              <text:list-item>
                <text:p text:style-name="P181">apartado <text:s/><text:span text:style-name="T39">préstamo</text:span></text:p>
              </text:list-item>
              <text:list-item>
                <text:p text:style-name="P181">presionar <text:span text:style-name="T5">listar</text:span> <text:span text:style-name="T39">préstamo</text:span> <text:span text:style-name="T13">por id</text:span></text:p>
              </text:list-item>
              <text:list-item>
                <text:p text:style-name="P182">mostrar formulario</text:p>
              </text:list-item>
              <text:list-item>
                <text:p text:style-name="P182">ingresar id</text:p>
              </text:list-item>
              <text:list-item>
                <text:p text:style-name="P183">confirmar formulario</text:p>
              </text:list-item>
              <text:list-item>
                <text:p text:style-name="P184">validar datos</text:p>
                <text:list>
                  <text:list-item>
                    <text:p text:style-name="P184">datos invalidos</text:p>
                  </text:list-item>
                  <text:list-item>
                    <text:p text:style-name="P184">informar error</text:p>
                  </text:list-item>
                  <text:list-item>
                    <text:p text:style-name="P184">volver al formulario</text:p>
                  </text:list-item>
                </text:list>
              </text:list-item>
              <text:list-item>
                <text:p text:style-name="P182">recuperar listado de <text:span text:style-name="T39">préstamo</text:span> que coincida</text:p>
                <text:list>
                  <text:list-item>
                    <text:p text:style-name="P185">lista vacia</text:p>
                  </text:list-item>
                  <text:list-item>
                    <text:p text:style-name="P185">informar lista vacia</text:p>
                  </text:list-item>
                </text:list>
              </text:list-item>
              <text:list-item>
                <text:p text:style-name="P18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6">Información para los pasos:</text:p>
            <text:p text:style-name="P187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177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8">Sistema: sistema de prestamos</text:p>
          </table:table-cell>
          <table:table-cell table:style-name="Table19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79"/>
          </table:table-cell>
        </table:table-row>
        <table:table-row>
          <table:table-cell table:style-name="Table19.A1" table:number-columns-spanned="3" office:value-type="string">
            <text:p text:style-name="P178">Nombre caso de uso: <text:span text:style-name="T13">listar </text:span><text:span text:style-name="T39">préstamo</text:span><text:span text:style-name="T13"> por </text:span><text:span text:style-name="T39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8">Actor: usuario</text:p>
          </table:table-cell>
          <table:covered-table-cell/>
          <table:table-cell table:style-name="Table19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8">Descripción:</text:p>
            <text:p text:style-name="P178"><text:span text:style-name="T13">listar </text:span><text:span text:style-name="T39">préstamo</text:span><text:span text:style-name="T13"> por </text:span><text:span text:style-name="T39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8">Pre-condiciones:</text:p>
            <text:p text:style-name="P178">estar logueado como usuario</text:p>
            <text:p text:style-name="P72">prestatario existente en la base de datos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8">Pasos realizados  (ruta principal):</text:p>
            <text:list text:style-name="L19">
              <text:list-item>
                <text:p text:style-name="P189">apartado <text:s/><text:span text:style-name="T39">préstamo</text:span></text:p>
              </text:list-item>
              <text:list-item>
                <text:p text:style-name="P189">presionar <text:span text:style-name="T5">listar</text:span> <text:span text:style-name="T39">préstamo</text:span> <text:span text:style-name="T13">por </text:span><text:span text:style-name="T39">prestatario</text:span></text:p>
              </text:list-item>
              <text:list-item>
                <text:p text:style-name="P190">recuperar listado de <text:span text:style-name="T39">prestatarios</text:span></text:p>
                <text:list>
                  <text:list-item>
                    <text:p text:style-name="P191">lista vacia</text:p>
                  </text:list-item>
                  <text:list-item>
                    <text:p text:style-name="P191">informar lista vacia</text:p>
                  </text:list-item>
                </text:list>
              </text:list-item>
              <text:list-item>
                <text:p text:style-name="P192">mostrar <text:span text:style-name="T15">listado de </text:span><text:span text:style-name="T39">prestatarios</text:span></text:p>
              </text:list-item>
              <text:list-item>
                <text:p text:style-name="P193">seleccionar un prestatario</text:p>
              </text:list-item>
              <text:list-item>
                <text:p text:style-name="P194">confirmar <text:span text:style-name="T39">selección</text:span></text:p>
              </text:list-item>
              <text:list-item>
                <text:p text:style-name="P192">recuperar listado de <text:span text:style-name="T39">préstamo</text:span> que coincida</text:p>
                <text:list>
                  <text:list-item>
                    <text:p text:style-name="P191">lista vacia</text:p>
                  </text:list-item>
                  <text:list-item>
                    <text:p text:style-name="P191">informar lista vacia</text:p>
                  </text:list-item>
                </text:list>
              </text:list-item>
              <text:list-item>
                <text:p text:style-name="P19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6">Información para los pasos:</text:p>
            <text:p text:style-name="P195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177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8">Sistema: sistema de prestamos</text:p>
          </table:table-cell>
          <table:table-cell table:style-name="Table20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79"/>
          </table:table-cell>
        </table:table-row>
        <table:table-row>
          <table:table-cell table:style-name="Table20.A1" table:number-columns-spanned="3" office:value-type="string">
            <text:p text:style-name="P178">Nombre caso de uso: <text:span text:style-name="T13">listar </text:span><text:span text:style-name="T39">préstamo</text:span><text:span text:style-name="T13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8">Actor: usuario</text:p>
          </table:table-cell>
          <table:covered-table-cell/>
          <table:table-cell table:style-name="Table20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8">Descripción:</text:p>
            <text:p text:style-name="P178"><text:span text:style-name="T13">listar </text:span><text:span text:style-name="T39">préstamo</text:span><text:span text:style-name="T13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8">Pre-condiciones:</text:p>
            <text:p text:style-name="P178">estar logueado como usuario</text:p>
            <text:p text:style-name="P72">garante existente en la base de datos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8">Pasos realizados  (ruta principal):</text:p>
            <text:list text:style-name="L20">
              <text:list-item>
                <text:p text:style-name="P196">apartado <text:s/><text:span text:style-name="T39">préstamo</text:span></text:p>
              </text:list-item>
              <text:list-item>
                <text:p text:style-name="P196">presionar <text:span text:style-name="T5">listar</text:span> <text:span text:style-name="T39">préstamo</text:span> <text:span text:style-name="T13">por garante</text:span></text:p>
              </text:list-item>
              <text:list-item>
                <text:p text:style-name="P197">recuperar listado de garante<text:span text:style-name="T39">s</text:span></text:p>
                <text:list>
                  <text:list-item>
                    <text:p text:style-name="P198">lista vacia</text:p>
                  </text:list-item>
                  <text:list-item>
                    <text:p text:style-name="P198">informar lista vacia</text:p>
                  </text:list-item>
                </text:list>
              </text:list-item>
              <text:list-item>
                <text:p text:style-name="P199">mostrar <text:span text:style-name="T15">listado de garante</text:span><text:span text:style-name="T39">s</text:span></text:p>
              </text:list-item>
              <text:list-item>
                <text:p text:style-name="P200">seleccionar un garante</text:p>
              </text:list-item>
              <text:list-item>
                <text:p text:style-name="P201">confirmar <text:span text:style-name="T39">selección</text:span></text:p>
              </text:list-item>
              <text:list-item>
                <text:p text:style-name="P199">recuperar listado de <text:span text:style-name="T39">préstamo</text:span> que coincida</text:p>
                <text:list>
                  <text:list-item>
                    <text:p text:style-name="P198">lista vacia</text:p>
                  </text:list-item>
                  <text:list-item>
                    <text:p text:style-name="P198">informar lista vacia</text:p>
                  </text:list-item>
                </text:list>
              </text:list-item>
              <text:list-item>
                <text:p text:style-name="P19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6">Información para los pasos:</text:p>
            <text:p text:style-name="P195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177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8">Sistema: sistema de prestamos</text:p>
          </table:table-cell>
          <table:table-cell table:style-name="Table21.A1" table:number-columns-spanned="4" office:value-type="string">
            <text:p text:style-name="P178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79"/>
          </table:table-cell>
        </table:table-row>
        <table:table-row>
          <table:table-cell table:style-name="Table21.A1" table:number-columns-spanned="3" office:value-type="string">
            <text:p text:style-name="P202">Nombre caso de uso: <text:span text:style-name="T13">listar </text:span><text:span text:style-name="T39">préstamo</text:span><text:span text:style-name="T13"> por </text:span><text:span text:style-name="T40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8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8">Actor: usuario</text:p>
          </table:table-cell>
          <table:covered-table-cell/>
          <table:table-cell table:style-name="Table21.A1" table:number-columns-spanned="4" office:value-type="string">
            <text:p text:style-name="P1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8">Descripción:</text:p>
            <text:p text:style-name="P202"><text:span text:style-name="T13">listar </text:span><text:span text:style-name="T39">préstamo</text:span><text:span text:style-name="T13"> por </text:span><text:span text:style-name="T40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8">Pre-condiciones:</text:p>
            <text:p text:style-name="P178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8">Post-condiciones: </text:p>
            <text:p text:style-name="P178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8">Pasos realizados  (ruta principal):</text:p>
            <text:list text:style-name="L21">
              <text:list-item>
                <text:p text:style-name="P203">apartado <text:s/><text:span text:style-name="T39">préstamo</text:span></text:p>
              </text:list-item>
              <text:list-item>
                <text:p text:style-name="P204">presionar <text:span text:style-name="T5">listar</text:span> <text:span text:style-name="T39">préstamo</text:span> <text:span text:style-name="T13">por </text:span><text:span text:style-name="T40">mayor que monto</text:span></text:p>
              </text:list-item>
              <text:list-item>
                <text:p text:style-name="P205">mostrar formulario</text:p>
              </text:list-item>
              <text:list-item>
                <text:p text:style-name="P206">ingresar<text:span text:style-name="T40"> monto</text:span></text:p>
              </text:list-item>
              <text:list-item>
                <text:p text:style-name="P207">confirmar formulario</text:p>
              </text:list-item>
              <text:list-item>
                <text:p text:style-name="P208">validar datos</text:p>
                <text:list>
                  <text:list-item>
                    <text:p text:style-name="P208">datos invalidos</text:p>
                  </text:list-item>
                  <text:list-item>
                    <text:p text:style-name="P208">informar error</text:p>
                  </text:list-item>
                  <text:list-item>
                    <text:p text:style-name="P208">volver al formulario</text:p>
                  </text:list-item>
                </text:list>
              </text:list-item>
              <text:list-item>
                <text:p text:style-name="P205">recuperar listado de <text:span text:style-name="T39">préstamo</text:span> que coincida</text:p>
                <text:list>
                  <text:list-item>
                    <text:p text:style-name="P209">lista vicia</text:p>
                  </text:list-item>
                  <text:list-item>
                    <text:p text:style-name="P209">informar lista vacia</text:p>
                  </text:list-item>
                </text:list>
              </text:list-item>
              <text:list-item>
                <text:p text:style-name="P20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6">Información para los pasos:</text:p>
            <text:p text:style-name="P187">4. <text:span text:style-name="T40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p text:style-name="P210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2">Sistema: sistema de prestamos</text:p>
          </table:table-cell>
          <table:table-cell table:style-name="Table22.A1" table:number-columns-spanned="4" office:value-type="string">
            <text:p text:style-name="P202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11"/>
          </table:table-cell>
        </table:table-row>
        <table:table-row>
          <table:table-cell table:style-name="Table22.A1" table:number-columns-spanned="3" office:value-type="string">
            <text:p text:style-name="P202">Nombre caso de uso: <text:span text:style-name="T13">listar </text:span><text:span text:style-name="T39">préstamo</text:span><text:span text:style-name="T13"> por </text:span><text:span text:style-name="T40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2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2">Actor: usuario</text:p>
          </table:table-cell>
          <table:covered-table-cell/>
          <table:table-cell table:style-name="Table22.A1" table:number-columns-spanned="4" office:value-type="string">
            <text:p text:style-name="P20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2">Descripción:</text:p>
            <text:p text:style-name="P202"><text:span text:style-name="T13">listar </text:span><text:span text:style-name="T39">préstamo</text:span><text:span text:style-name="T13"> por </text:span><text:span text:style-name="T40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2">Pre-condiciones:</text:p>
            <text:p text:style-name="P202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2">Post-condiciones: </text:p>
            <text:p text:style-name="P202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2">Pasos realizados  (ruta principal):</text:p>
            <text:list text:style-name="L22">
              <text:list-item>
                <text:p text:style-name="P212">apartado <text:s/><text:span text:style-name="T39">préstamo</text:span></text:p>
              </text:list-item>
              <text:list-item>
                <text:p text:style-name="P212">presionar <text:span text:style-name="T5">listar</text:span> <text:span text:style-name="T39">préstamo</text:span> <text:span text:style-name="T13">por </text:span><text:span text:style-name="T40">menor que monto</text:span></text:p>
              </text:list-item>
              <text:list-item>
                <text:p text:style-name="P213">mostrar formulario</text:p>
              </text:list-item>
              <text:list-item>
                <text:p text:style-name="P213">ingresar<text:span text:style-name="T40"> monto</text:span></text:p>
              </text:list-item>
              <text:list-item>
                <text:p text:style-name="P214">confirmar formulario</text:p>
              </text:list-item>
              <text:list-item>
                <text:p text:style-name="P215">validar datos</text:p>
                <text:list>
                  <text:list-item>
                    <text:p text:style-name="P215">datos invalidos</text:p>
                  </text:list-item>
                  <text:list-item>
                    <text:p text:style-name="P215">informar error</text:p>
                  </text:list-item>
                  <text:list-item>
                    <text:p text:style-name="P215">volver al formulario</text:p>
                  </text:list-item>
                </text:list>
              </text:list-item>
              <text:list-item>
                <text:p text:style-name="P213">recuperar listado de <text:span text:style-name="T39">préstamo</text:span> que coincida</text:p>
                <text:list>
                  <text:list-item>
                    <text:p text:style-name="P216">lista vacia</text:p>
                  </text:list-item>
                  <text:list-item>
                    <text:p text:style-name="P216">informar lista vacia</text:p>
                  </text:list-item>
                </text:list>
              </text:list-item>
              <text:list-item>
                <text:p text:style-name="P21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7">Información para los pasos:</text:p>
            <text:p text:style-name="P218">4. <text:span text:style-name="T40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9"/>
      <text:p text:style-name="P220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21">Sistema: sistema de prestamos</text:p>
          </table:table-cell>
          <table:table-cell table:style-name="Table23.A1" table:number-columns-spanned="4" office:value-type="string">
            <text:p text:style-name="P221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2"/>
          </table:table-cell>
        </table:table-row>
        <table:table-row>
          <table:table-cell table:style-name="Table23.A1" table:number-columns-spanned="3" office:value-type="string">
            <text:p text:style-name="P221">Nombre caso de uso: <text:span text:style-name="T13">listar </text:span><text:span text:style-name="T39">préstamo</text:span><text:span text:style-name="T13"> por </text:span><text:span text:style-name="T41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21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21">Actor: usuario</text:p>
          </table:table-cell>
          <table:covered-table-cell/>
          <table:table-cell table:style-name="Table23.A1" table:number-columns-spanned="4" office:value-type="string">
            <text:p text:style-name="P22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1">Descripción:</text:p>
            <text:p text:style-name="P221"><text:span text:style-name="T13">listar </text:span><text:span text:style-name="T39">préstamo</text:span><text:span text:style-name="T13"> por </text:span><text:span text:style-name="T41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1">Pre-condiciones:</text:p>
            <text:p text:style-name="P221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1">Post-condiciones: </text:p>
            <text:p text:style-name="P221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21">Pasos realizados  (ruta principal):</text:p>
            <text:list text:style-name="L23">
              <text:list-item>
                <text:p text:style-name="P223">apartado <text:s/><text:span text:style-name="T39">préstamo</text:span></text:p>
              </text:list-item>
              <text:list-item>
                <text:p text:style-name="P223">presionar <text:span text:style-name="T5">listar</text:span> <text:span text:style-name="T39">préstamo</text:span> <text:span text:style-name="T13">por </text:span><text:span text:style-name="T41">fecha de préstamo</text:span></text:p>
              </text:list-item>
              <text:list-item>
                <text:p text:style-name="P224">mostrar formulario</text:p>
              </text:list-item>
              <text:list-item>
                <text:p text:style-name="P224">ingresar <text:span text:style-name="T41">fecha de préstamo</text:span></text:p>
              </text:list-item>
              <text:list-item>
                <text:p text:style-name="P225">confirmar formulario</text:p>
              </text:list-item>
              <text:list-item>
                <text:p text:style-name="P226"><text:span text:style-name="T42">recuperar listado de </text:span><text:span text:style-name="T43">préstamo</text:span><text:span text:style-name="T42"> que coincida</text:span></text:p>
                <text:list>
                  <text:list-item>
                    <text:p text:style-name="P227">lista vacia</text:p>
                  </text:list-item>
                  <text:list-item>
                    <text:p text:style-name="P227">informar lista vacia</text:p>
                  </text:list-item>
                </text:list>
              </text:list-item>
              <text:list-item>
                <text:p text:style-name="P22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8">Información para los pasos:</text:p>
            <text:p text:style-name="P229">4. <text:span text:style-name="T44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2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0"/>
      <text:p text:style-name="P220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21">Sistema: sistema de prestamos</text:p>
          </table:table-cell>
          <table:table-cell table:style-name="Table24.A1" table:number-columns-spanned="4" office:value-type="string">
            <text:p text:style-name="P221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2"/>
          </table:table-cell>
        </table:table-row>
        <table:table-row>
          <table:table-cell table:style-name="Table24.A1" table:number-columns-spanned="3" office:value-type="string">
            <text:p text:style-name="P221">Nombre caso de uso: <text:span text:style-name="T13">listar </text:span><text:span text:style-name="T39">préstamo</text:span><text:span text:style-name="T13"> por </text:span><text:span text:style-name="T45">tasa de </text:span><text:span text:style-name="T41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21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21">Actor: usuario</text:p>
          </table:table-cell>
          <table:covered-table-cell/>
          <table:table-cell table:style-name="Table24.A1" table:number-columns-spanned="4" office:value-type="string">
            <text:p text:style-name="P22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1">Descripción:</text:p>
            <text:p text:style-name="P221"><text:span text:style-name="T13">listar </text:span><text:span text:style-name="T39">préstamo</text:span><text:span text:style-name="T13"> por </text:span><text:span text:style-name="T41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1">Pre-condiciones:</text:p>
            <text:p text:style-name="P221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1">Post-condiciones: </text:p>
            <text:p text:style-name="P221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21">Pasos realizados  (ruta principal):</text:p>
            <text:list text:style-name="L24">
              <text:list-item>
                <text:p text:style-name="P231">apartado <text:s/><text:span text:style-name="T39">préstamo</text:span></text:p>
              </text:list-item>
              <text:list-item>
                <text:p text:style-name="P231">presionar <text:span text:style-name="T5">listar</text:span> <text:span text:style-name="T39">préstamo</text:span> <text:span text:style-name="T13">por </text:span><text:span text:style-name="T41">interés</text:span></text:p>
              </text:list-item>
              <text:list-item>
                <text:p text:style-name="P232">mostrar formulario</text:p>
              </text:list-item>
              <text:list-item>
                <text:p text:style-name="P232">ingresar <text:span text:style-name="T41">interés</text:span></text:p>
              </text:list-item>
              <text:list-item>
                <text:p text:style-name="P233">confirmar formulario</text:p>
              </text:list-item>
              <text:list-item>
                <text:p text:style-name="P234">validar datos</text:p>
                <text:list>
                  <text:list-item>
                    <text:p text:style-name="P234">datos invalidos</text:p>
                  </text:list-item>
                  <text:list-item>
                    <text:p text:style-name="P234">informar error</text:p>
                  </text:list-item>
                  <text:list-item>
                    <text:p text:style-name="P234">volver al formulario</text:p>
                  </text:list-item>
                </text:list>
              </text:list-item>
              <text:list-item>
                <text:p text:style-name="P232">recuperar listado de <text:span text:style-name="T39">préstamo</text:span> que coincida</text:p>
                <text:list>
                  <text:list-item>
                    <text:p text:style-name="P235">lista vacia</text:p>
                  </text:list-item>
                  <text:list-item>
                    <text:p text:style-name="P235">informar lista vacia</text:p>
                  </text:list-item>
                </text:list>
              </text:list-item>
              <text:list-item>
                <text:p text:style-name="P23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8">Información para los pasos:</text:p>
            <text:p text:style-name="P229">4. <text:span text:style-name="T45">tasa de </text:span><text:span text:style-name="T44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2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0"/>
      <text:p text:style-name="P236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7">Sistema: sistema de prestamos</text:p>
          </table:table-cell>
          <table:table-cell table:style-name="Table25.A1" table:number-columns-spanned="4" office:value-type="string">
            <text:p text:style-name="P237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8"/>
          </table:table-cell>
        </table:table-row>
        <table:table-row>
          <table:table-cell table:style-name="Table25.A1" table:number-columns-spanned="3" office:value-type="string">
            <text:p text:style-name="P237">Nombre caso de uso: <text:span text:style-name="T13">listar </text:span><text:span text:style-name="T39">préstamo</text:span><text:span text:style-name="T13"> por</text:span><text:span text:style-name="T46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7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7">Actor: usuario</text:p>
          </table:table-cell>
          <table:covered-table-cell/>
          <table:table-cell table:style-name="Table25.A1" table:number-columns-spanned="4" office:value-type="string">
            <text:p text:style-name="P2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7">Descripción:</text:p>
            <text:p text:style-name="P237"><text:span text:style-name="T13">listar </text:span><text:span text:style-name="T39">préstamo</text:span><text:span text:style-name="T13"> por </text:span><text:span text:style-name="T46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7">Pre-condiciones:</text:p>
            <text:p text:style-name="P237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7">Post-condiciones: </text:p>
            <text:p text:style-name="P237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7">Pasos realizados  (ruta principal):</text:p>
            <text:list text:style-name="L25">
              <text:list-item>
                <text:p text:style-name="P239">apartado <text:s/><text:span text:style-name="T39">préstamo</text:span></text:p>
              </text:list-item>
              <text:list-item>
                <text:p text:style-name="P239">presionar <text:span text:style-name="T5">listar</text:span> <text:span text:style-name="T39">préstamo</text:span> <text:span text:style-name="T13">por </text:span><text:span text:style-name="T46">cuotas totales</text:span></text:p>
              </text:list-item>
              <text:list-item>
                <text:p text:style-name="P240">mostrar formulario</text:p>
              </text:list-item>
              <text:list-item>
                <text:p text:style-name="P240">ingresar <text:span text:style-name="T46">cuotas totales</text:span></text:p>
              </text:list-item>
              <text:list-item>
                <text:p text:style-name="P241">confirmar formulario</text:p>
              </text:list-item>
              <text:list-item>
                <text:p text:style-name="P242">validar datos</text:p>
                <text:list>
                  <text:list-item>
                    <text:p text:style-name="P242">datos invalidos</text:p>
                  </text:list-item>
                  <text:list-item>
                    <text:p text:style-name="P242">informar error</text:p>
                  </text:list-item>
                  <text:list-item>
                    <text:p text:style-name="P242">volver al formulario</text:p>
                  </text:list-item>
                </text:list>
              </text:list-item>
              <text:list-item>
                <text:p text:style-name="P240">recuperar listado de <text:span text:style-name="T39">préstamo</text:span> que coincida</text:p>
                <text:list>
                  <text:list-item>
                    <text:p text:style-name="P243">lista vacia</text:p>
                  </text:list-item>
                  <text:list-item>
                    <text:p text:style-name="P243">informar lista vacia</text:p>
                  </text:list-item>
                </text:list>
              </text:list-item>
              <text:list-item>
                <text:p text:style-name="P24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4">Información para los pasos:</text:p>
            <text:p text:style-name="P245">4. <text:span text:style-name="T47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6"/>
      <text:p text:style-name="P236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7">Sistema: sistema de prestamos</text:p>
          </table:table-cell>
          <table:table-cell table:style-name="Table27.A1" table:number-columns-spanned="4" office:value-type="string">
            <text:p text:style-name="P237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8"/>
          </table:table-cell>
        </table:table-row>
        <table:table-row>
          <table:table-cell table:style-name="Table27.A1" table:number-columns-spanned="3" office:value-type="string">
            <text:p text:style-name="P237">Nombre caso de uso: <text:span text:style-name="T13">listar </text:span><text:span text:style-name="T39">préstamo</text:span><text:span text:style-name="T13"> por</text:span><text:span text:style-name="T46"> cuotas </text:span><text:span text:style-name="T45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7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7">Actor: usuario</text:p>
          </table:table-cell>
          <table:covered-table-cell/>
          <table:table-cell table:style-name="Table27.A1" table:number-columns-spanned="4" office:value-type="string">
            <text:p text:style-name="P2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7">Descripción:</text:p>
            <text:p text:style-name="P237"><text:span text:style-name="T13">listar </text:span><text:span text:style-name="T39">préstamo</text:span><text:span text:style-name="T13"> por </text:span><text:span text:style-name="T46">cuotas falt</text:span><text:span text:style-name="T7">a</text:span><text:span text:style-name="T46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7">Pre-condiciones:</text:p>
            <text:p text:style-name="P237">estar logueado como usuario</text:p>
            <text:p text:style-name="P180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7">Post-condiciones: </text:p>
            <text:p text:style-name="P237">se <text:span text:style-name="T9">muestra lista de </text:span><text:span text:style-name="T39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7">Pasos realizados  (ruta principal):</text:p>
            <text:list text:style-name="L26">
              <text:list-item>
                <text:p text:style-name="P247">apartado <text:s/><text:span text:style-name="T39">préstamo</text:span></text:p>
              </text:list-item>
              <text:list-item>
                <text:p text:style-name="P247">presionar <text:span text:style-name="T5">listar</text:span> <text:span text:style-name="T39">préstamo</text:span> <text:span text:style-name="T13">por </text:span><text:span text:style-name="T46">cuotas faltantes</text:span></text:p>
              </text:list-item>
              <text:list-item>
                <text:p text:style-name="P248">mostrar formulario</text:p>
              </text:list-item>
              <text:list-item>
                <text:p text:style-name="P248">ingresar <text:span text:style-name="T46">cuotas faltantes</text:span></text:p>
              </text:list-item>
              <text:list-item>
                <text:p text:style-name="P249">confirmar formulario</text:p>
              </text:list-item>
              <text:list-item>
                <text:p text:style-name="P250">validar datos</text:p>
                <text:list>
                  <text:list-item>
                    <text:p text:style-name="P250">datos invalidos</text:p>
                  </text:list-item>
                  <text:list-item>
                    <text:p text:style-name="P250">informar error</text:p>
                  </text:list-item>
                  <text:list-item>
                    <text:p text:style-name="P250">volver al formulario</text:p>
                  </text:list-item>
                </text:list>
              </text:list-item>
              <text:list-item>
                <text:p text:style-name="P248">recuperar listado de <text:span text:style-name="T39">préstamo</text:span> que coincida</text:p>
                <text:list>
                  <text:list-item>
                    <text:p text:style-name="P251">lista vacia</text:p>
                  </text:list-item>
                  <text:list-item>
                    <text:p text:style-name="P251">informar lista vacia</text:p>
                  </text:list-item>
                </text:list>
              </text:list-item>
              <text:list-item>
                <text:p text:style-name="P24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4">Información para los pasos:</text:p>
            <text:p text:style-name="P245">4. <text:span text:style-name="T47">cuotas </text:span><text:span text:style-name="T48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0T16:16:40.610278476</dc:date>
    <meta:editing-duration>PT2H29M48S</meta:editing-duration>
    <meta:editing-cycles>43</meta:editing-cycles>
    <meta:generator>LibreOffice/25.2.3.2$Linux_X86_64 LibreOffice_project/520$Build-2</meta:generator>
    <meta:document-statistic meta:table-count="26" meta:image-count="0" meta:object-count="0" meta:page-count="26" meta:paragraph-count="778" meta:word-count="2798" meta:character-count="19282" meta:non-whitespace-character-count="16782"/>
  </office:meta>
</office:document-meta>
</file>